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Mon Apr 11 18:18:20 2011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Mon Apr 11 18:18:20 2011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rect2985" draw:style-name="style0" draw:layer="layout" svg:x="1.869cm" svg:y="2.684cm" svg:width="6.213cm" svg:height="1.883cm" svg:viewBox="0.0 0.0 6213.724 1883.486" svg:d="M 3747.205 5377.242 L 9944.205 5377.242 L 9944.205 7244.004 L 3747.205 7244.004 L 3747.205 5377.242 Z">
            <!-- 5 nodes -->
          </draw:path>
          <draw:path id="path3921" draw:style-name="style1" draw:layer="layout" svg:x="6.930cm" svg:y="7.464cm" svg:width="9.453cm" svg:height="2.775cm" svg:viewBox="0.0 0.0 9453.424 2775.909" svg:d="M 16648.046 15066.208 C 19018.596 14753.904 21809.149 15060.700 22880.921 15751.456 C 23952.692 16442.213 22899.824 17255.354 20529.274 17567.658 C 18158.724 17879.963 15368.171 17573.167 14296.399 16882.410 C 13229.865 16195.029 14266.875 15385.673 16618.410 15070.149 L 16648.046 15066.208 ">
            <!-- 6 nodes -->
          </draw:path>
          <draw:path id="text3923" draw:style-name="style2" draw:layer="layout" svg:x="8.942cm" svg:y="8.249cm" svg:width="5.288cm" svg:height="1.061cm" svg:viewBox="0.0 0.0 5288.467 1061.279" svg:d="M 18339.525 17471.011 L 18307.845 17471.011 C 18212.805 17471.011 18192.645 17463.811 18192.645 17430.691 C 18192.645 17417.731 18194.085 17410.531 18207.045 17361.571 L 18391.365 16676.131 C 18411.525 16601.251 18411.525 16599.811 18424.485 16586.851 C 18441.765 16571.011 18461.925 16568.131 18545.445 16566.691 L 18552.645 16499.011 L 18106.245 16499.011 L 18097.605 16566.691 L 18129.285 16566.691 C 18224.325 16566.691 18244.485 16573.891 18244.485 16605.571 C 18244.485 16617.091 18240.165 16637.251 18230.085 16676.131 L 18045.765 17361.571 C 18027.045 17433.571 18025.605 17437.891 18012.645 17450.851 C 17995.365 17466.691 17976.645 17469.571 17891.685 17471.011 L 17884.485 17538.691 L 18330.885 17538.691 L 18339.525 17471.011 L 18339.525 17471.011 M 18846.765 16861.891 L 18586.125 16883.491 L 18580.365 16935.331 L 18614.925 16935.331 C 18673.965 16935.331 18697.005 16948.291 18697.005 16979.971 C 18697.005 16992.931 18692.685 17011.651 18684.045 17043.331 L 18537.165 17538.691 L 18662.445 17538.691 L 18721.485 17338.531 C 18758.925 17213.251 18776.205 17172.931 18828.045 17096.611 C 18889.965 17004.451 18966.285 16948.291 19028.205 16948.291 C 19061.325 16948.291 19085.805 16974.211 19085.805 17007.331 C 19085.805 17031.811 19078.605 17063.491 19064.205 17108.131 L 18987.885 17332.771 C 18969.165 17388.931 18961.965 17422.051 18961.965 17453.731 C 18961.965 17514.211 19005.165 17560.291 19062.765 17560.291 C 19153.485 17560.291 19245.645 17483.971 19326.285 17344.291 L 19284.525 17314.051 C 19212.525 17427.811 19150.605 17486.851 19105.965 17486.851 C 19091.565 17486.851 19080.045 17475.331 19080.045 17459.491 C 19080.045 17443.651 19084.365 17426.371 19107.405 17363.011 L 19175.085 17164.291 C 19198.125 17099.491 19209.645 17043.331 19209.645 17001.571 C 19209.645 16925.251 19147.725 16861.891 19071.405 16861.891 C 18986.445 16861.891 18901.485 16923.811 18805.005 17056.291 L 18846.765 16861.891 L 18846.765 16861.891 M 19784.677 16644.451 L 19659.397 16644.451 L 19588.837 16883.491 L 19453.477 16883.491 L 19433.317 16951.171 L 19568.677 16951.171 L 19460.677 17314.051 C 19440.517 17386.051 19433.317 17419.171 19433.317 17450.851 C 19433.317 17511.331 19479.397 17560.291 19536.997 17560.291 C 19604.677 17560.291 19685.317 17515.651 19735.717 17447.971 C 19755.877 17420.611 19770.277 17397.571 19807.717 17337.091 L 19764.517 17308.291 C 19675.237 17443.651 19633.477 17483.971 19585.957 17483.971 C 19565.797 17483.971 19552.837 17468.131 19552.837 17443.651 C 19552.837 17432.131 19554.277 17422.051 19557.157 17410.531 L 19693.957 16951.171 L 19850.917 16951.171 L 19871.077 16883.491 L 19714.117 16883.491 L 19784.677 16644.451 L 19784.677 16644.451 M 20391.727 17371.651 C 20306.767 17459.491 20243.407 17492.611 20168.527 17492.611 C 20082.127 17492.611 20028.847 17435.011 20028.847 17342.851 C 20028.847 17332.771 20030.287 17312.611 20031.727 17293.891 C 20200.207 17253.571 20229.007 17244.931 20293.807 17216.131 C 20404.687 17167.171 20466.607 17093.731 20466.607 17010.211 C 20466.607 16922.371 20396.047 16861.891 20295.247 16861.891 C 20085.007 16861.891 19894.927 17076.451 19894.927 17311.171 C 19894.927 17466.691 19988.527 17560.291 20144.047 17560.291 C 20254.927 17560.291 20348.527 17511.331 20426.287 17410.531 L 20391.727 17371.651 L 20391.727 17371.651 M 20038.927 17237.731 C 20072.047 17043.331 20159.887 16919.491 20266.447 16919.491 C 20313.967 16919.491 20345.647 16952.611 20345.647 17001.571 C 20345.647 17080.771 20289.487 17148.451 20185.807 17194.531 C 20144.047 17213.251 20119.567 17220.451 20038.927 17237.731 L 20038.927 17237.731 M 20864.565 16861.891 L 20603.925 16883.491 L 20598.165 16935.331 L 20632.725 16935.331 C 20690.325 16935.331 20716.245 16948.291 20716.245 16975.651 C 20716.245 16985.731 20709.045 17017.411 20701.845 17043.331 L 20554.965 17538.691 L 20680.245 17538.691 L 20747.925 17311.171 C 20801.205 17131.171 20920.725 16949.731 20986.965 16949.731 C 21004.245 16949.731 21012.885 16961.251 21012.885 16982.851 C 21012.885 17015.971 21012.885 17020.291 21018.645 17028.931 C 21030.165 17049.091 21053.205 17060.611 21080.565 17060.611 C 21129.525 17060.611 21165.525 17021.731 21165.525 16968.451 C 21165.525 16906.531 21118.005 16861.891 21051.765 16861.891 C 20971.125 16861.891 20907.765 16910.851 20831.445 17028.931 L 20864.565 16861.891 L 20864.565 16861.891 M 21510.202 16861.891 L 21249.562 16883.491 L 21243.802 16935.331 L 21278.362 16935.331 C 21337.402 16935.331 21360.442 16948.291 21360.442 16979.971 C 21360.442 16992.931 21356.122 17011.651 21347.482 17043.331 L 21200.602 17538.691 L 21325.882 17538.691 L 21384.922 17338.531 C 21422.362 17213.251 21439.642 17172.931 21491.482 17096.611 C 21553.402 17004.451 21629.722 16948.291 21691.642 16948.291 C 21724.762 16948.291 21749.242 16974.211 21749.242 17007.331 C 21749.242 17031.811 21742.042 17063.491 21727.642 17108.131 L 21651.322 17332.771 C 21632.602 17388.931 21625.402 17422.051 21625.402 17453.731 C 21625.402 17514.211 21668.602 17560.291 21726.202 17560.291 C 21816.922 17560.291 21909.082 17483.971 21989.722 17344.291 L 21947.962 17314.051 C 21875.962 17427.811 21814.042 17486.851 21769.402 17486.851 C 21755.002 17486.851 21743.482 17475.331 21743.482 17459.491 C 21743.482 17443.651 21747.802 17426.371 21770.842 17363.011 L 21838.522 17164.291 C 21861.562 17099.491 21873.082 17043.331 21873.082 17001.571 C 21873.082 16925.251 21811.162 16861.891 21734.842 16861.891 C 21649.882 16861.891 21564.922 16923.811 21468.442 17056.291 L 21510.202 16861.891 L 21510.202 16861.891 M 22548.915 17371.651 C 22463.955 17459.491 22400.595 17492.611 22325.715 17492.611 C 22239.315 17492.611 22186.035 17435.011 22186.035 17342.851 C 22186.035 17332.771 22187.475 17312.611 22188.915 17293.891 C 22357.394 17253.571 22386.195 17244.931 22450.995 17216.131 C 22561.875 17167.171 22623.795 17093.731 22623.795 17010.211 C 22623.795 16922.371 22553.235 16861.891 22452.435 16861.891 C 22242.195 16861.891 22052.115 17076.451 22052.115 17311.171 C 22052.115 17466.691 22145.715 17560.291 22301.235 17560.291 C 22412.115 17560.291 22505.715 17511.331 22583.475 17410.531 L 22548.915 17371.651 L 22548.915 17371.651 M 22196.115 17237.731 C 22229.235 17043.331 22317.075 16919.491 22423.635 16919.491 C 22471.155 16919.491 22502.835 16952.611 22502.835 17001.571 C 22502.835 17080.771 22446.675 17148.451 22342.995 17194.531 C 22301.235 17213.251 22276.755 17220.451 22196.115 17237.731 L 22196.115 17237.731 M 23086.552 16644.451 L 22961.272 16644.451 L 22890.712 16883.491 L 22755.352 16883.491 L 22735.192 16951.171 L 22870.552 16951.171 L 22762.552 17314.051 C 22742.392 17386.051 22735.192 17419.171 22735.192 17450.851 C 22735.192 17511.331 22781.272 17560.291 22838.872 17560.291 C 22906.552 17560.291 22987.192 17515.651 23037.592 17447.971 C 23057.752 17420.611 23072.152 17397.571 23109.592 17337.091 L 23066.392 17308.291 C 22977.112 17443.651 22935.352 17483.971 22887.832 17483.971 C 22867.672 17483.971 22854.712 17468.131 22854.712 17443.651 C 22854.712 17432.131 22856.152 17422.051 22859.032 17410.531 L 22995.832 16951.171 L 23152.792 16951.171 L 23172.952 16883.491 L 23015.992 16883.491 L 23086.552 16644.451 L 23086.552 16644.451 ">
            <!-- 170 nodes -->
          </draw:path>
          <draw:path id="rect2985-9" draw:style-name="style3" draw:layer="layout" svg:x="8.947cm" svg:y="2.687cm" svg:width="6.196cm" svg:height="1.866cm" svg:viewBox="0.0 0.0 6196.999 1866.761" svg:d="M 17895.756 5375.661 L 24092.756 5375.661 L 24092.756 7242.423 L 17895.756 7242.423 L 17895.756 5375.661 Z">
            <!-- 5 nodes -->
          </draw:path>
          <draw:path id="rect2985-9-4" draw:style-name="style4" draw:layer="layout" svg:x="15.904cm" svg:y="2.656cm" svg:width="6.196cm" svg:height="1.866cm" svg:viewBox="0.0 0.0 6196.999 1866.761" svg:d="M 31809.100 5313.274 L 38006.100 5313.274 L 38006.100 7180.035 L 31809.100 7180.035 L 31809.100 5313.274 Z">
            <!-- 5 nodes -->
          </draw:path>
          <draw:path id="path4022-9" draw:style-name="style5" draw:layer="layout" svg:x="11.419cm" svg:y="10.194cm" svg:width="0.720cm" svg:height="2.469cm" svg:viewBox="0.0 0.0 720.347 2469.420" svg:d="M 23171.579 20429.879 L 23225.032 22819.244 L 23171.579 20429.879 ">
            <!-- 3 nodes -->
          </draw:path>
          <draw:path id="text4676" draw:style-name="style2" draw:layer="layout" svg:x="9.685cm" svg:y="0.929cm" svg:width="3.747cm" svg:height="0.902cm" svg:viewBox="0.0 0.0 3747.374 902.400" svg:d="M 20159.776 1864.491 L 20108.176 1864.491 L 20043.376 1923.291 C 19964.176 1875.291 19908.975 1859.691 19823.776 1859.691 C 19559.776 1859.691 19370.176 2052.891 19370.176 2321.691 C 19370.176 2446.491 19407.376 2544.891 19484.176 2630.091 C 19566.975 2721.291 19668.976 2762.091 19809.376 2762.091 C 20021.775 2762.091 20144.176 2658.891 20189.776 2444.091 L 20115.376 2426.091 C 20082.976 2592.891 19986.975 2687.691 19848.976 2687.691 C 19685.776 2687.691 19608.976 2564.091 19608.976 2300.091 C 19608.976 2051.691 19685.776 1922.091 19833.376 1922.091 C 19966.575 1922.091 20054.176 2014.491 20108.176 2214.891 L 20171.776 2207.691 L 20159.776 1864.491 L 20159.776 1864.491 M 20562.188 1859.691 L 20274.188 1877.691 L 20274.188 1938.891 L 20296.988 1938.891 C 20370.188 1938.891 20373.788 1943.691 20373.788 2050.491 L 20373.788 2571.291 L 20373.788 2627.691 C 20373.788 2675.691 20360.588 2682.891 20282.588 2682.891 L 20277.788 2682.891 L 20277.788 2744.091 L 20652.188 2744.091 L 20652.188 2682.891 L 20643.788 2682.891 C 20620.988 2682.891 20588.588 2679.291 20580.188 2674.491 C 20565.788 2667.291 20562.188 2657.691 20562.188 2627.691 L 20562.188 2571.291 L 20562.188 1859.691 L 20562.188 1859.691 M 20992.463 2176.491 L 20710.463 2184.891 L 20710.463 2246.091 L 20727.263 2246.091 C 20800.463 2246.091 20804.063 2252.091 20804.063 2358.891 L 20804.063 2571.291 L 20804.063 2626.491 C 20804.063 2674.491 20790.863 2682.891 20715.263 2682.891 L 20710.463 2682.891 L 20710.463 2744.091 L 21086.063 2744.091 L 21086.063 2682.891 L 21078.863 2682.891 C 21005.663 2682.891 20992.463 2674.491 20992.463 2627.691 L 20992.463 2571.291 L 20992.463 2176.491 L 20992.463 2176.491 M 20895.263 1859.691 C 20836.463 1859.691 20788.463 1907.691 20788.463 1965.291 C 20788.463 2022.891 20836.463 2072.091 20892.863 2072.091 C 20952.863 2072.091 21000.863 2025.291 21000.863 1965.291 C 21000.863 1907.691 20952.863 1859.691 20895.263 1859.691 L 20895.263 1859.691 M 21767.832 2470.491 L 21767.832 2451.291 C 21767.832 2272.491 21656.232 2158.491 21481.032 2158.491 C 21385.032 2158.491 21304.632 2189.691 21244.632 2250.891 C 21190.632 2307.291 21158.232 2386.491 21158.232 2465.691 C 21158.232 2550.891 21195.432 2637.291 21255.432 2688.891 C 21310.632 2735.691 21391.032 2762.091 21482.232 2762.091 C 21622.632 2762.091 21715.032 2699.691 21767.832 2571.291 L 21709.032 2547.291 C 21661.032 2640.891 21607.032 2680.491 21529.032 2680.491 C 21473.832 2680.491 21425.832 2654.091 21395.832 2608.491 C 21375.432 2576.091 21367.032 2538.891 21365.832 2470.491 L 21767.832 2470.491 L 21767.832 2470.491 M 21367.032 2404.491 C 21367.032 2290.491 21412.632 2220.891 21484.632 2220.891 C 21545.832 2220.891 21579.432 2271.291 21579.432 2366.091 C 21579.432 2394.891 21571.032 2404.491 21547.032 2404.491 L 21367.032 2404.491 L 21367.032 2404.491 M 22107.694 2176.491 L 21832.894 2184.891 L 21832.894 2246.091 L 21850.894 2246.091 C 21924.094 2246.091 21927.694 2250.891 21927.694 2362.491 L 21927.694 2571.291 L 21927.694 2626.491 C 21927.694 2675.691 21914.494 2682.891 21837.694 2682.891 L 21832.894 2682.891 L 21832.894 2744.091 L 22198.894 2744.091 L 22198.894 2682.891 C 22128.094 2682.891 22116.094 2674.491 22116.094 2627.691 L 22116.094 2571.291 L 22116.094 2454.891 C 22116.094 2400.891 22120.894 2369.691 22135.294 2340.891 C 22154.494 2297.691 22196.494 2270.091 22239.694 2270.091 C 22296.094 2270.091 22327.294 2310.891 22327.294 2387.691 L 22327.294 2571.291 L 22327.294 2627.691 C 22327.294 2674.491 22315.294 2682.891 22244.494 2682.891 L 22244.494 2744.091 L 22610.494 2744.091 L 22610.494 2682.891 L 22605.694 2682.891 C 22528.894 2682.891 22515.694 2675.691 22515.694 2626.491 L 22515.694 2571.291 L 22515.694 2370.891 C 22515.694 2296.491 22502.494 2250.891 22470.094 2216.091 C 22437.694 2178.891 22383.694 2158.491 22321.294 2158.491 C 22226.494 2158.491 22166.494 2193.291 22107.694 2282.091 L 22107.694 2176.491 L 22107.694 2176.491 M 23088.751 2176.491 L 22932.751 2176.491 L 22932.751 1938.891 L 22857.151 1938.891 C 22837.951 2092.491 22773.150 2172.891 22659.151 2186.091 L 22659.151 2248.491 L 22744.351 2248.491 L 22744.351 2535.291 C 22744.351 2633.691 22749.151 2662.491 22769.551 2696.091 C 22794.751 2738.091 22846.351 2762.091 22914.751 2762.091 C 22983.150 2762.091 23037.151 2739.291 23069.551 2696.091 C 23099.550 2657.691 23117.551 2600.091 23117.551 2548.491 C 23117.551 2542.491 23117.551 2532.891 23116.351 2520.891 L 23052.751 2520.891 C 23053.951 2609.691 23026.350 2660.091 22977.151 2660.091 C 22942.351 2660.091 22932.751 2638.491 22932.751 2556.891 L 22932.751 2248.491 L 23088.751 2248.491 L 23088.751 2176.491 L 23088.751 2176.491 ">
            <!-- 130 nodes -->
          </draw:path>
          <draw:path id="text4676-5" draw:style-name="style2" draw:layer="layout" svg:x="9.447cm" svg:y="16.214cm" svg:width="4.095cm" svg:height="0.902cm" svg:viewBox="0.0 0.0 4095.918 902.400" svg:d="M 19539.144 32438.705 L 19485.144 32438.705 L 19422.744 32493.905 C 19355.544 32448.305 19290.744 32429.105 19206.744 32429.105 C 19021.944 32429.105 18895.944 32537.105 18895.944 32696.705 C 18895.944 32843.105 19003.944 32947.505 19192.344 32982.305 L 19266.744 32996.705 C 19343.544 33011.105 19367.544 33017.105 19396.344 33032.705 C 19429.944 33050.705 19449.144 33086.705 19449.144 33128.705 C 19449.144 33212.705 19380.744 33269.105 19276.344 33269.105 C 19140.744 33269.105 19021.944 33162.305 18955.944 32982.305 L 18894.744 32982.305 L 18901.944 33321.905 L 18955.944 33321.905 L 19030.344 33251.105 C 19103.544 33306.305 19180.344 33331.505 19276.344 33331.505 C 19463.544 33331.505 19593.144 33213.905 19593.144 33045.905 C 19593.144 32893.505 19503.144 32808.305 19295.544 32762.705 L 19237.944 32749.505 C 19145.544 32731.505 19145.544 32731.505 19115.544 32720.705 C 19061.544 32701.505 19033.944 32666.705 19033.944 32617.505 C 19033.944 32544.305 19101.144 32491.505 19195.944 32491.505 C 19320.744 32491.505 19420.344 32579.105 19491.144 32749.505 L 19554.744 32749.505 L 19539.144 32438.705 L 19539.144 32438.705 M 20283.106 33039.905 L 20283.106 33020.705 C 20283.106 32841.905 20171.506 32727.905 19996.306 32727.905 C 19900.306 32727.905 19819.906 32759.105 19759.906 32820.305 C 19705.906 32876.705 19673.506 32955.905 19673.506 33035.105 C 19673.506 33120.305 19710.706 33206.705 19770.706 33258.305 C 19825.906 33305.105 19906.306 33331.505 19997.506 33331.505 C 20137.906 33331.505 20230.306 33269.105 20283.106 33140.705 L 20224.306 33116.705 C 20176.306 33210.305 20122.306 33249.905 20044.306 33249.905 C 19989.106 33249.905 19941.106 33223.505 19911.106 33177.905 C 19890.706 33145.505 19882.306 33108.305 19881.106 33039.905 L 20283.106 33039.905 L 20283.106 33039.905 M 19882.306 32973.905 C 19882.306 32859.905 19927.906 32790.305 19999.906 32790.305 C 20061.106 32790.305 20094.706 32840.705 20094.706 32935.505 C 20094.706 32964.305 20086.306 32973.905 20062.306 32973.905 L 19882.306 32973.905 L 19882.306 32973.905 M 20613.369 32745.905 L 20345.769 32754.305 L 20345.769 32815.505 L 20363.769 32815.505 C 20436.969 32815.505 20440.569 32820.305 20440.569 32931.905 L 20440.569 33140.705 L 20440.569 33195.905 C 20440.569 33245.105 20427.369 33252.305 20350.569 33252.305 L 20345.769 33252.305 L 20345.769 33313.505 L 20746.569 33313.505 L 20746.569 33252.305 L 20720.169 33252.305 C 20643.369 33252.305 20630.169 33245.105 20630.169 33195.905 L 20630.169 33140.705 L 20630.169 33116.705 C 20630.169 33032.705 20650.569 32937.905 20680.569 32885.105 C 20705.769 32840.705 20730.969 32819.105 20771.769 32807.105 C 20756.169 32828.705 20751.369 32841.905 20751.369 32863.505 C 20751.369 32915.105 20789.769 32952.305 20841.369 32952.305 C 20900.169 32952.305 20944.569 32907.905 20944.569 32849.105 C 20944.569 32779.505 20889.369 32727.905 20812.569 32727.905 C 20720.169 32727.905 20656.569 32780.705 20613.369 32891.105 L 20613.369 32745.905 L 20613.369 32745.905 M 21376.006 33145.505 L 21247.606 32864.705 C 21241.606 32852.705 21238.006 32840.705 21238.006 32833.505 C 21238.006 32813.105 21254.806 32805.905 21300.406 32805.905 L 21300.406 32745.905 L 20962.006 32745.905 L 20962.006 32805.905 C 21006.406 32808.305 21018.406 32816.705 21043.606 32869.505 L 21264.406 33330.305 L 21366.406 33330.305 L 21551.206 32911.505 C 21586.006 32831.105 21612.406 32805.905 21660.406 32805.905 L 21665.206 32805.905 L 21665.206 32745.905 L 21392.806 32745.905 L 21392.806 32805.905 C 21458.806 32805.905 21485.206 32819.105 21485.206 32852.705 C 21485.206 32869.505 21481.606 32880.305 21463.606 32924.705 L 21376.006 33145.505 L 21376.006 33145.505 M 22329.200 33039.905 L 22329.200 33020.705 C 22329.200 32841.905 22217.600 32727.905 22042.400 32727.905 C 21946.400 32727.905 21866.000 32759.105 21806.000 32820.305 C 21752.000 32876.705 21719.600 32955.905 21719.600 33035.105 C 21719.600 33120.305 21756.800 33206.705 21816.800 33258.305 C 21872.000 33305.105 21952.400 33331.505 22043.600 33331.505 C 22184.000 33331.505 22276.400 33269.105 22329.200 33140.705 L 22270.400 33116.705 C 22222.400 33210.305 22168.400 33249.905 22090.400 33249.905 C 22035.200 33249.905 21987.200 33223.505 21957.200 33177.905 C 21936.800 33145.505 21928.400 33108.305 21927.200 33039.905 L 22329.200 33039.905 L 22329.200 33039.905 M 21928.400 32973.905 C 21928.400 32859.905 21974.000 32790.305 22046.000 32790.305 C 22107.200 32790.305 22140.800 32840.705 22140.800 32935.505 C 22140.800 32964.305 22132.400 32973.905 22108.400 32973.905 L 21928.400 32973.905 L 21928.400 32973.905 M 22659.463 32745.905 L 22391.863 32754.305 L 22391.863 32815.505 L 22409.863 32815.505 C 22483.063 32815.505 22486.663 32820.305 22486.663 32931.905 L 22486.663 33140.705 L 22486.663 33195.905 C 22486.663 33245.105 22473.463 33252.305 22396.663 33252.305 L 22391.863 33252.305 L 22391.863 33313.505 L 22792.663 33313.505 L 22792.663 33252.305 L 22766.263 33252.305 C 22689.463 33252.305 22676.263 33245.105 22676.263 33195.905 L 22676.263 33140.705 L 22676.263 33116.705 C 22676.263 33032.705 22696.663 32937.905 22726.663 32885.105 C 22751.863 32840.705 22777.063 32819.105 22817.863 32807.105 C 22802.263 32828.705 22797.463 32841.905 22797.463 32863.505 C 22797.463 32915.105 22835.863 32952.305 22887.463 32952.305 C 22946.263 32952.305 22990.663 32907.905 22990.663 32849.105 C 22990.663 32779.505 22935.463 32727.905 22858.663 32727.905 C 22766.263 32727.905 22702.663 32780.705 22659.463 32891.105 L 22659.463 32745.905 L 22659.463 32745.905 ">
            <!-- 136 nodes -->
          </draw:path>
          <draw:path id="text4676-2" draw:style-name="style6" draw:layer="layout" svg:x="3.458cm" svg:y="3.236cm" svg:width="3.013cm" svg:height="0.779cm" svg:viewBox="0.0 0.0 3013.115 779.759" svg:d="M 7516.931 6877.606 L 7516.931 7119.526 L 7516.931 7150.846 C 7516.931 7196.206 7507.210 7201.606 7419.731 7201.606 L 7400.291 7201.606 L 7400.291 7252.366 L 7754.531 7252.366 L 7754.531 7201.606 L 7735.091 7201.606 C 7647.611 7201.606 7637.891 7196.206 7637.891 7150.846 L 7637.891 7119.526 L 7637.891 6605.446 L 7637.891 6574.126 C 7637.891 6528.766 7647.611 6523.366 7735.091 6523.366 L 7754.531 6523.366 L 7754.531 6472.606 L 7404.611 6472.606 L 7404.611 6523.366 L 7419.731 6523.366 C 7507.210 6523.366 7516.931 6528.766 7516.931 6574.126 L 7516.931 6605.446 L 7516.931 6819.286 L 7155.131 6819.286 L 7155.131 6605.446 L 7155.131 6574.126 C 7155.131 6528.766 7164.851 6523.366 7252.331 6523.366 L 7272.851 6523.366 L 7272.851 6472.606 L 6917.531 6472.606 L 6917.531 6523.366 L 6936.971 6523.366 C 7024.450 6523.366 7034.171 6528.766 7034.171 6574.126 L 7034.171 6605.446 L 7034.171 7119.526 L 7034.171 7150.846 C 7034.171 7196.206 7024.450 7201.606 6936.971 7201.606 L 6917.531 7201.606 L 6917.531 7252.366 L 7272.851 7252.366 L 7272.851 7201.606 L 7252.331 7201.606 C 7164.851 7201.606 7155.131 7196.206 7155.131 7150.846 L 7155.131 7119.526 L 7155.131 6877.606 L 7516.931 6877.606 L 7516.931 6877.606 M 8470.554 6472.606 L 7823.634 6472.606 L 7807.434 6772.846 L 7853.874 6772.846 C 7861.434 6718.846 7871.154 6677.806 7883.034 6643.246 C 7911.114 6564.406 7962.954 6523.366 8036.394 6523.366 C 8072.034 6523.366 8087.154 6535.246 8087.154 6562.246 L 8087.154 7119.526 L 8087.154 7150.846 C 8087.154 7196.206 8077.434 7201.606 7989.954 7201.606 L 7961.874 7201.606 L 7961.874 7252.366 L 8332.314 7252.366 L 8332.314 7201.606 L 8304.234 7201.606 C 8217.834 7201.606 8208.114 7196.206 8208.114 7150.846 L 8208.114 7119.526 L 8208.114 6562.246 C 8208.114 6535.246 8223.234 6523.366 8258.874 6523.366 C 8324.754 6523.366 8377.674 6560.086 8404.674 6624.886 C 8420.874 6664.846 8431.674 6711.286 8440.314 6772.846 L 8486.754 6772.846 L 8470.554 6472.606 L 8470.554 6472.606 M 9191.960 6472.606 L 8545.040 6472.606 L 8528.840 6772.846 L 8575.280 6772.846 C 8582.840 6718.846 8592.560 6677.806 8604.440 6643.246 C 8632.520 6564.406 8684.360 6523.366 8757.800 6523.366 C 8793.440 6523.366 8808.560 6535.246 8808.560 6562.246 L 8808.560 7119.526 L 8808.560 7150.846 C 8808.560 7196.206 8798.840 7201.606 8711.360 7201.606 L 8683.280 7201.606 L 8683.280 7252.366 L 9053.720 7252.366 L 9053.720 7201.606 L 9025.640 7201.606 C 8939.240 7201.606 8929.520 7196.206 8929.520 7150.846 L 8929.520 7119.526 L 8929.520 6562.246 C 8929.520 6535.246 8944.640 6523.366 8980.280 6523.366 C 9046.160 6523.366 9099.080 6560.086 9126.080 6624.886 C 9142.280 6664.846 9153.080 6711.286 9161.720 6772.846 L 9208.160 6772.846 L 9191.960 6472.606 L 9191.960 6472.606 M 9497.566 6905.686 L 9619.606 6905.686 C 9716.806 6905.686 9767.566 6898.126 9810.766 6877.606 C 9887.446 6840.886 9930.646 6771.766 9930.646 6686.446 C 9930.646 6604.366 9892.846 6541.726 9821.566 6506.086 C 9779.446 6484.486 9712.486 6472.606 9637.966 6472.606 L 9259.966 6472.606 L 9259.966 6523.366 L 9279.406 6523.366 C 9366.886 6523.366 9376.606 6528.766 9376.606 6574.126 L 9376.606 6605.446 L 9376.606 7119.526 L 9376.606 7150.846 C 9376.606 7196.206 9366.886 7201.606 9279.406 7201.606 L 9259.966 7201.606 L 9259.966 7252.366 L 9622.846 7252.366 L 9622.846 7201.606 L 9594.766 7201.606 C 9507.286 7201.606 9497.566 7196.206 9497.566 7150.846 L 9497.566 7119.526 L 9497.566 6905.686 L 9497.566 6905.686 M 9497.566 6854.926 L 9497.566 6578.446 C 9497.566 6528.766 9504.046 6523.366 9563.446 6523.366 L 9632.566 6523.366 C 9744.886 6523.366 9797.806 6576.286 9797.806 6690.766 C 9797.806 6802.006 9742.726 6854.926 9628.246 6854.926 L 9497.566 6854.926 L 9497.566 6854.926 ">
            <!-- 125 nodes -->
          </draw:path>
          <draw:path id="text4676-2-9" draw:style-name="style6" draw:layer="layout" svg:x="10.561cm" svg:y="3.111cm" svg:width="2.969cm" svg:height="1.018cm" svg:viewBox="0.0 0.0 2969.932 1018.439" svg:d="M 21657.423 6233.704 L 21617.463 6233.704 L 21574.263 6298.504 C 21523.503 6249.904 21454.383 6223.984 21377.703 6223.984 C 21236.223 6223.984 21141.183 6314.704 21141.183 6449.704 C 21141.183 6567.424 21199.503 6625.744 21358.263 6666.784 L 21460.863 6692.704 C 21540.783 6713.224 21548.343 6715.384 21571.023 6732.664 C 21603.423 6757.504 21620.703 6793.144 21620.703 6835.264 C 21620.703 6878.464 21604.503 6914.104 21572.103 6943.264 C 21536.463 6974.584 21500.823 6986.464 21441.423 6986.464 C 21361.503 6986.464 21304.263 6961.624 21253.503 6905.464 C 21208.143 6854.704 21185.463 6803.944 21169.263 6720.784 L 21122.823 6720.784 L 21127.143 7028.584 L 21169.263 7028.584 L 21217.863 6955.144 C 21290.223 7014.544 21350.703 7036.144 21444.663 7036.144 C 21603.423 7036.144 21704.943 6943.264 21704.943 6798.544 C 21704.943 6731.584 21682.263 6674.344 21640.143 6633.304 C 21610.983 6605.224 21568.863 6586.864 21482.463 6565.264 L 21366.903 6536.104 C 21270.783 6511.264 21225.423 6469.144 21225.423 6403.264 C 21225.423 6327.664 21286.983 6275.824 21378.783 6275.824 C 21454.383 6275.824 21515.943 6308.224 21559.143 6369.784 C 21590.463 6414.064 21609.903 6459.424 21623.943 6514.504 L 21670.383 6514.504 L 21657.423 6233.704 L 21657.423 6233.704 M 21963.991 6758.584 L 21963.991 6223.984 L 21764.191 6235.864 L 21764.191 6282.304 L 21816.031 6282.304 C 21855.991 6282.304 21862.471 6289.864 21862.471 6336.304 L 21862.471 6887.104 L 21862.471 6930.304 C 21862.471 6973.504 21850.591 6981.064 21781.471 6981.064 L 21777.151 6981.064 L 21777.151 7019.944 L 22050.391 7019.944 L 22050.391 6981.064 L 22046.071 6981.064 C 21975.871 6981.064 21963.991 6973.504 21963.991 6930.304 L 21963.991 6887.104 L 21963.991 6825.544 L 22029.871 6762.904 L 22158.391 6943.264 C 22162.711 6950.824 22165.951 6957.304 22165.951 6962.704 C 22165.951 6976.744 22154.071 6981.064 22118.431 6981.064 L 22097.911 6981.064 L 22097.911 7019.944 L 22383.031 7019.944 L 22383.031 6981.064 C 22322.551 6975.664 22300.951 6962.704 22256.671 6906.544 L 22103.311 6697.024 L 22151.911 6649.504 C 22214.551 6587.944 22260.991 6564.184 22334.431 6555.544 L 22334.431 6516.664 L 22050.391 6516.664 L 22050.391 6555.544 L 22083.871 6555.544 C 22118.431 6555.544 22134.631 6562.024 22134.631 6576.064 C 22134.631 6587.944 22127.071 6600.904 22109.791 6618.184 L 21963.991 6758.584 L 21963.991 6758.584 M 22714.321 6882.784 L 22595.521 6605.224 C 22591.201 6595.504 22589.041 6587.944 22589.041 6582.544 C 22589.041 6563.104 22602.001 6555.544 22638.721 6555.544 L 22661.401 6555.544 L 22661.401 6516.664 L 22404.361 6516.664 L 22404.361 6555.544 L 22416.241 6555.544 C 22450.801 6555.544 22470.241 6570.664 22489.681 6613.864 L 22665.721 7012.384 L 22647.361 7050.184 C 22608.481 7132.264 22557.721 7189.504 22523.161 7189.504 C 22513.441 7189.504 22505.881 7185.184 22505.881 7178.704 C 22505.881 7176.544 22506.961 7173.304 22508.041 7168.984 C 22511.281 7159.264 22513.441 7149.544 22513.441 7140.904 C 22513.441 7112.824 22489.681 7092.304 22458.361 7092.304 C 22420.561 7092.304 22393.561 7120.384 22393.561 7159.264 C 22393.561 7206.784 22435.681 7242.424 22491.841 7242.424 C 22549.081 7242.424 22597.681 7214.344 22640.881 7156.024 C 22674.361 7110.664 22695.961 7067.464 22743.481 6947.584 L 22866.601 6643.024 C 22893.601 6577.144 22916.281 6555.544 22957.321 6555.544 L 22963.801 6555.544 L 22963.801 6516.664 L 22747.801 6516.664 L 22747.801 6555.544 L 22765.081 6555.544 C 22806.121 6555.544 22823.401 6567.424 22823.401 6595.504 C 22823.401 6606.304 22820.161 6620.344 22812.601 6638.704 L 22714.321 6882.784 L 22714.321 6882.784 M 23187.479 6516.664 L 23000.639 6528.544 L 23000.639 6574.984 L 23039.519 6574.984 C 23079.479 6574.984 23085.959 6582.544 23085.959 6628.984 L 23085.959 7105.264 L 23085.959 7148.464 C 23085.959 7191.664 23074.079 7199.224 23004.959 7199.224 L 23000.639 7199.224 L 23000.639 7238.104 L 23281.439 7238.104 L 23281.439 7199.224 L 23269.559 7199.224 C 23199.359 7199.224 23187.479 7191.664 23187.479 7148.464 L 23187.479 7105.264 L 23187.479 6948.664 C 23223.119 7011.304 23264.159 7036.144 23330.039 7036.144 C 23455.319 7036.144 23548.199 6920.584 23548.199 6766.144 C 23548.199 6617.104 23455.319 6500.464 23336.519 6500.464 C 23269.559 6500.464 23225.279 6528.544 23187.479 6593.344 L 23187.479 6516.664 L 23187.479 6516.664 M 23317.079 6558.784 C 23391.599 6558.784 23434.799 6633.304 23434.799 6759.664 C 23434.799 6898.984 23390.519 6977.824 23313.839 6977.824 C 23237.159 6977.824 23186.399 6897.904 23186.399 6773.704 C 23186.399 6639.784 23234.999 6558.784 23317.079 6558.784 L 23317.079 6558.784 M 24092.756 6776.944 C 24093.836 6614.944 24002.035 6500.464 23870.276 6500.464 C 23732.036 6500.464 23628.356 6620.344 23628.356 6782.344 C 23628.356 6933.544 23726.636 7036.144 23872.436 7036.144 C 23975.035 7036.144 24048.476 6985.384 24092.756 6882.784 L 24054.956 6862.264 C 24010.676 6945.424 23965.316 6977.824 23892.956 6977.824 C 23837.876 6977.824 23797.916 6954.064 23769.836 6906.544 C 23750.396 6874.144 23741.756 6836.344 23742.836 6776.944 L 24092.756 6776.944 L 24092.756 6776.944 M 23743.916 6730.504 C 23743.916 6697.024 23748.236 6673.264 23759.036 6643.024 C 23781.716 6578.224 23816.276 6546.904 23868.116 6546.904 C 23933.996 6546.904 23977.196 6604.144 23977.196 6690.544 C 23977.196 6721.864 23967.476 6730.504 23932.916 6730.504 L 23743.916 6730.504 L 23743.916 6730.504 ">
            <!-- 144 nodes -->
          </draw:path>
          <draw:path id="text4676-2-5" draw:style-name="style6" draw:layer="layout" svg:x="17.840cm" svg:y="3.183cm" svg:width="2.325cm" svg:height="0.812cm" svg:viewBox="0.0 0.0 2325.020 812.159" svg:d="M 35797.721 7030.996 L 35797.721 7062.316 C 35797.721 7107.676 35788.001 7113.076 35701.601 7113.076 L 35681.081 7113.076 L 35681.081 7163.836 L 36043.961 7163.836 C 36140.081 7163.836 36213.521 7148.716 36270.761 7116.316 C 36379.841 7054.756 36440.321 6931.636 36440.321 6769.636 C 36440.321 6621.676 36386.321 6503.956 36286.961 6439.156 C 36227.561 6401.356 36147.641 6384.076 36024.521 6384.076 L 35681.081 6384.076 L 35681.081 6434.836 L 35701.601 6434.836 C 35788.001 6434.836 35797.721 6440.236 35797.721 6485.596 L 35797.721 6516.916 L 35797.721 7030.996 L 35797.721 7030.996 M 35980.241 7113.076 C 35926.241 7113.076 35918.681 7106.596 35918.681 7053.676 L 35918.681 6495.316 C 35918.681 6442.396 35926.241 6434.836 35980.241 6434.836 L 36036.401 6434.836 C 36221.080 6434.836 36297.761 6535.276 36297.761 6773.956 C 36297.761 7015.876 36227.560 7113.076 36053.681 7113.076 L 35980.241 7113.076 L 35980.241 7113.076 M 36732.292 6384.076 L 36509.812 6384.076 L 36509.812 6434.836 L 36536.812 6434.836 C 36591.892 6434.836 36616.732 6443.476 36636.172 6470.476 L 36636.172 6929.476 C 36636.172 7077.436 36614.572 7108.756 36510.892 7113.076 L 36510.892 7163.836 L 36818.692 7163.836 L 36818.692 7113.076 C 36716.092 7108.756 36694.492 7077.436 36694.492 6929.476 L 36694.492 6528.796 L 37176.172 7178.956 L 37221.532 7178.956 L 37221.532 6618.436 C 37221.532 6470.476 37243.132 6439.156 37346.812 6434.836 L 37346.812 6384.076 L 37039.012 6384.076 L 37039.012 6434.836 C 37141.612 6439.156 37163.212 6470.476 37163.212 6618.436 L 37163.212 6957.556 L 36732.292 6384.076 L 36732.292 6384.076 M 37958.581 6377.596 L 37918.621 6377.596 L 37875.421 6442.396 C 37824.661 6393.796 37755.541 6367.876 37678.861 6367.876 C 37537.381 6367.876 37442.341 6458.596 37442.341 6593.596 C 37442.341 6711.316 37500.661 6769.636 37659.421 6810.676 L 37762.021 6836.596 C 37841.941 6857.116 37849.501 6859.276 37872.181 6876.556 C 37904.581 6901.396 37921.861 6937.036 37921.861 6979.156 C 37921.861 7022.356 37905.661 7057.996 37873.261 7087.156 C 37837.621 7118.476 37801.981 7130.356 37742.581 7130.356 C 37662.661 7130.356 37605.421 7105.516 37554.661 7049.356 C 37509.301 6998.596 37486.621 6947.836 37470.421 6864.676 L 37423.981 6864.676 L 37428.301 7172.476 L 37470.421 7172.476 L 37519.021 7099.036 C 37591.381 7158.436 37651.861 7180.036 37745.821 7180.036 C 37904.581 7180.036 38006.101 7087.156 38006.101 6942.436 C 38006.101 6875.476 37983.421 6818.236 37941.301 6777.196 C 37912.141 6749.116 37870.021 6730.756 37783.621 6709.156 L 37668.061 6679.996 C 37571.941 6655.156 37526.581 6613.036 37526.581 6547.156 C 37526.581 6471.556 37588.141 6419.716 37679.941 6419.716 C 37755.541 6419.716 37817.101 6452.116 37860.301 6513.676 C 37891.621 6557.956 37911.061 6603.316 37925.101 6658.396 L 37971.541 6658.396 L 37958.581 6377.596 L 37958.581 6377.596 ">
            <!-- 78 nodes -->
          </draw:path>
          <draw:path id="rect2985-7" draw:style-name="style0" draw:layer="layout" svg:x="1.743cm" svg:y="13.419cm" svg:width="6.213cm" svg:height="1.883cm" svg:viewBox="0.0 0.0 6213.724 1883.486" svg:d="M 3494.638 26848.068 L 9691.638 26848.068 L 9691.638 28714.830 L 3494.638 28714.830 L 3494.638 26848.068 Z">
            <!-- 5 nodes -->
          </draw:path>
          <draw:path id="rect2985-9-1" draw:style-name="style3" draw:layer="layout" svg:x="8.821cm" svg:y="13.423cm" svg:width="6.196cm" svg:height="1.866cm" svg:viewBox="0.0 0.0 6196.999 1866.761" svg:d="M 17643.189 26846.488 L 23840.189 26846.488 L 23840.189 28713.250 L 17643.189 28713.250 L 17643.189 26846.488 Z">
            <!-- 5 nodes -->
          </draw:path>
          <draw:path id="rect2985-9-4-7" draw:style-name="style4" draw:layer="layout" svg:x="15.778cm" svg:y="13.392cm" svg:width="6.196cm" svg:height="1.866cm" svg:viewBox="0.0 0.0 6196.999 1866.761" svg:d="M 31556.535 26784.100 L 37753.535 26784.100 L 37753.535 28650.862 L 31556.535 28650.862 L 31556.535 26784.100 Z">
            <!-- 5 nodes -->
          </draw:path>
          <draw:path id="text4676-2-8" draw:style-name="style6" draw:layer="layout" svg:x="3.332cm" svg:y="13.971cm" svg:width="3.013cm" svg:height="0.779cm" svg:viewBox="0.0 0.0 3013.115 779.759" svg:d="M 7264.364 28348.433 L 7264.364 28590.353 L 7264.364 28621.673 C 7264.364 28667.032 7254.644 28672.433 7167.164 28672.433 L 7147.724 28672.433 L 7147.724 28723.193 L 7501.964 28723.193 L 7501.964 28672.433 L 7482.524 28672.433 C 7395.044 28672.433 7385.324 28667.032 7385.324 28621.673 L 7385.324 28590.353 L 7385.324 28076.273 L 7385.324 28044.953 C 7385.324 27999.593 7395.044 27994.193 7482.524 27994.193 L 7501.964 27994.193 L 7501.964 27943.433 L 7152.044 27943.433 L 7152.044 27994.193 L 7167.164 27994.193 C 7254.644 27994.193 7264.364 27999.593 7264.364 28044.953 L 7264.364 28076.273 L 7264.364 28290.113 L 6902.564 28290.113 L 6902.564 28076.273 L 6902.564 28044.953 C 6902.564 27999.593 6912.284 27994.193 6999.764 27994.193 L 7020.284 27994.193 L 7020.284 27943.433 L 6664.964 27943.433 L 6664.964 27994.193 L 6684.404 27994.193 C 6771.884 27994.193 6781.604 27999.593 6781.604 28044.953 L 6781.604 28076.273 L 6781.604 28590.353 L 6781.604 28621.673 C 6781.604 28667.032 6771.884 28672.433 6684.404 28672.433 L 6664.964 28672.433 L 6664.964 28723.193 L 7020.284 28723.193 L 7020.284 28672.433 L 6999.764 28672.433 C 6912.284 28672.433 6902.564 28667.032 6902.564 28621.673 L 6902.564 28590.353 L 6902.564 28348.433 L 7264.364 28348.433 L 7264.364 28348.433 M 8217.987 27943.433 L 7571.067 27943.433 L 7554.867 28243.673 L 7601.307 28243.673 C 7608.867 28189.673 7618.587 28148.633 7630.467 28114.073 C 7658.547 28035.233 7710.387 27994.193 7783.827 27994.193 C 7819.467 27994.193 7834.587 28006.073 7834.587 28033.073 L 7834.587 28590.353 L 7834.587 28621.673 C 7834.587 28667.032 7824.867 28672.433 7737.387 28672.433 L 7709.307 28672.433 L 7709.307 28723.193 L 8079.747 28723.193 L 8079.747 28672.433 L 8051.667 28672.433 C 7965.267 28672.433 7955.547 28667.032 7955.547 28621.673 L 7955.547 28590.353 L 7955.547 28033.073 C 7955.547 28006.073 7970.667 27994.193 8006.307 27994.193 C 8072.187 27994.193 8125.107 28030.913 8152.107 28095.713 C 8168.307 28135.672 8179.107 28182.113 8187.747 28243.673 L 8234.187 28243.673 L 8217.987 27943.433 L 8217.987 27943.433 M 8939.393 27943.433 L 8292.473 27943.433 L 8276.273 28243.673 L 8322.713 28243.673 C 8330.273 28189.673 8339.993 28148.633 8351.873 28114.073 C 8379.953 28035.233 8431.793 27994.193 8505.233 27994.193 C 8540.873 27994.193 8555.993 28006.073 8555.993 28033.073 L 8555.993 28590.353 L 8555.993 28621.673 C 8555.993 28667.032 8546.273 28672.433 8458.793 28672.433 L 8430.713 28672.433 L 8430.713 28723.193 L 8801.153 28723.193 L 8801.153 28672.433 L 8773.073 28672.433 C 8686.673 28672.433 8676.953 28667.032 8676.953 28621.673 L 8676.953 28590.353 L 8676.953 28033.073 C 8676.953 28006.073 8692.073 27994.193 8727.713 27994.193 C 8793.593 27994.193 8846.513 28030.913 8873.513 28095.713 C 8889.713 28135.672 8900.513 28182.113 8909.153 28243.673 L 8955.593 28243.673 L 8939.393 27943.433 L 8939.393 27943.433 M 9245.000 28376.513 L 9367.040 28376.513 C 9464.240 28376.513 9515.000 28368.953 9558.200 28348.433 C 9634.880 28311.713 9678.080 28242.592 9678.080 28157.273 C 9678.080 28075.193 9640.280 28012.553 9569.000 27976.913 C 9526.880 27955.313 9459.920 27943.433 9385.400 27943.433 L 9007.400 27943.433 L 9007.400 27994.193 L 9026.840 27994.193 C 9114.320 27994.193 9124.040 27999.593 9124.040 28044.953 L 9124.040 28076.273 L 9124.040 28590.353 L 9124.040 28621.673 C 9124.040 28667.032 9114.320 28672.433 9026.840 28672.433 L 9007.400 28672.433 L 9007.400 28723.193 L 9370.280 28723.193 L 9370.280 28672.433 L 9342.200 28672.433 C 9254.720 28672.433 9245.000 28667.032 9245.000 28621.673 L 9245.000 28590.353 L 9245.000 28376.513 L 9245.000 28376.513 M 9245.000 28325.753 L 9245.000 28049.273 C 9245.000 27999.593 9251.480 27994.193 9310.880 27994.193 L 9380.000 27994.193 C 9492.320 27994.193 9545.240 28047.113 9545.240 28161.593 C 9545.240 28272.832 9490.160 28325.753 9375.680 28325.753 L 9245.000 28325.753 L 9245.000 28325.753 ">
            <!-- 125 nodes -->
          </draw:path>
          <draw:path id="text4676-2-9-1" draw:style-name="style6" draw:layer="layout" svg:x="10.435cm" svg:y="13.847cm" svg:width="2.969cm" svg:height="1.018cm" svg:viewBox="0.0 0.0 2969.932 1018.440" svg:d="M 21404.857 27704.531 L 21364.897 27704.531 L 21321.697 27769.331 C 21270.937 27720.731 21201.816 27694.811 21125.137 27694.811 C 20983.657 27694.811 20888.617 27785.531 20888.617 27920.531 C 20888.617 28038.250 20946.937 28096.571 21105.697 28137.611 L 21208.297 28163.531 C 21288.216 28184.051 21295.777 28186.211 21318.457 28203.491 C 21350.857 28228.331 21368.137 28263.971 21368.137 28306.091 C 21368.137 28349.291 21351.937 28384.931 21319.537 28414.091 C 21283.897 28445.411 21248.256 28457.291 21188.857 28457.291 C 21108.937 28457.291 21051.696 28432.451 21000.937 28376.291 C 20955.577 28325.531 20932.897 28274.771 20916.697 28191.611 L 20870.257 28191.611 L 20874.577 28499.411 L 20916.697 28499.411 L 20965.297 28425.971 C 21037.656 28485.371 21098.137 28506.971 21192.097 28506.971 C 21350.856 28506.971 21452.377 28414.090 21452.377 28269.371 C 21452.377 28202.411 21429.697 28145.171 21387.577 28104.131 C 21358.417 28076.051 21316.296 28057.691 21229.897 28036.091 L 21114.337 28006.931 C 21018.217 27982.091 20972.857 27939.971 20972.857 27874.091 C 20972.857 27798.491 21034.417 27746.651 21126.217 27746.651 C 21201.816 27746.651 21263.377 27779.051 21306.577 27840.611 C 21337.897 27884.891 21357.337 27930.251 21371.377 27985.331 L 21417.817 27985.331 L 21404.857 27704.531 L 21404.857 27704.531 M 21711.425 28229.411 L 21711.425 27694.811 L 21511.625 27706.691 L 21511.625 27753.131 L 21563.465 27753.131 C 21603.425 27753.131 21609.905 27760.691 21609.905 27807.131 L 21609.905 28357.931 L 21609.905 28401.131 C 21609.905 28444.331 21598.025 28451.891 21528.905 28451.891 L 21524.585 28451.891 L 21524.585 28490.771 L 21797.825 28490.771 L 21797.825 28451.891 L 21793.505 28451.891 C 21723.305 28451.891 21711.425 28444.331 21711.425 28401.131 L 21711.425 28357.931 L 21711.425 28296.371 L 21777.305 28233.731 L 21905.825 28414.091 C 21910.145 28421.651 21913.385 28428.131 21913.385 28433.531 C 21913.385 28447.571 21901.505 28451.891 21865.865 28451.891 L 21845.345 28451.891 L 21845.345 28490.771 L 22130.465 28490.771 L 22130.465 28451.891 C 22069.985 28446.491 22048.385 28433.531 22004.105 28377.371 L 21850.745 28167.851 L 21899.345 28120.331 C 21961.985 28058.771 22008.425 28035.011 22081.865 28026.371 L 22081.865 27987.491 L 21797.825 27987.491 L 21797.825 28026.371 L 21831.305 28026.371 C 21865.865 28026.371 21882.065 28032.851 21882.065 28046.891 C 21882.065 28058.771 21874.505 28071.731 21857.225 28089.011 L 21711.425 28229.411 L 21711.425 28229.411 M 22461.755 28353.611 L 22342.955 28076.051 C 22338.635 28066.331 22336.475 28058.771 22336.475 28053.371 C 22336.475 28033.931 22349.435 28026.371 22386.155 28026.371 L 22408.835 28026.371 L 22408.835 27987.491 L 22151.795 27987.491 L 22151.795 28026.371 L 22163.675 28026.371 C 22198.235 28026.371 22217.675 28041.491 22237.115 28084.691 L 22413.155 28483.211 L 22394.795 28521.011 C 22355.915 28603.091 22305.155 28660.331 22270.595 28660.331 C 22260.875 28660.331 22253.315 28656.011 22253.315 28649.531 C 22253.315 28647.371 22254.395 28644.131 22255.475 28639.811 C 22258.715 28630.091 22260.875 28620.371 22260.875 28611.731 C 22260.875 28583.651 22237.115 28563.131 22205.795 28563.131 C 22167.995 28563.131 22140.995 28591.211 22140.995 28630.091 C 22140.995 28677.611 22183.115 28713.251 22239.275 28713.251 C 22296.515 28713.251 22345.115 28685.171 22388.315 28626.851 C 22421.795 28581.491 22443.395 28538.290 22490.915 28418.411 L 22614.035 28113.851 C 22641.035 28047.971 22663.715 28026.371 22704.755 28026.371 L 22711.235 28026.371 L 22711.235 27987.491 L 22495.235 27987.491 L 22495.235 28026.371 L 22512.515 28026.371 C 22553.555 28026.371 22570.835 28038.251 22570.835 28066.331 C 22570.835 28077.131 22567.595 28091.171 22560.035 28109.531 L 22461.755 28353.611 L 22461.755 28353.611 M 22934.913 27987.491 L 22748.073 27999.371 L 22748.073 28045.811 L 22786.953 28045.811 C 22826.913 28045.811 22833.393 28053.371 22833.393 28099.811 L 22833.393 28576.091 L 22833.393 28619.291 C 22833.393 28662.491 22821.513 28670.051 22752.393 28670.051 L 22748.073 28670.051 L 22748.073 28708.931 L 23028.873 28708.931 L 23028.873 28670.051 L 23016.993 28670.051 C 22946.793 28670.051 22934.913 28662.491 22934.913 28619.291 L 22934.913 28576.091 L 22934.913 28419.491 C 22970.553 28482.131 23011.593 28506.971 23077.473 28506.971 C 23202.753 28506.971 23295.633 28391.410 23295.633 28236.971 C 23295.633 28087.931 23202.753 27971.291 23083.953 27971.291 C 23016.993 27971.291 22972.713 27999.371 22934.913 28064.171 L 22934.913 27987.491 L 22934.913 27987.491 M 23064.513 28029.611 C 23139.033 28029.611 23182.233 28104.131 23182.233 28230.491 C 23182.233 28369.810 23137.953 28448.651 23061.273 28448.651 C 22984.593 28448.651 22933.833 28368.730 22933.833 28244.531 C 22933.833 28110.611 22982.433 28029.611 23064.513 28029.611 L 23064.513 28029.611 M 23840.189 28247.771 C 23841.269 28085.771 23749.469 27971.291 23617.709 27971.291 C 23479.469 27971.291 23375.789 28091.171 23375.789 28253.171 C 23375.789 28404.370 23474.069 28506.971 23619.869 28506.971 C 23722.469 28506.971 23795.909 28456.211 23840.189 28353.611 L 23802.389 28333.091 C 23758.109 28416.251 23712.749 28448.651 23640.389 28448.651 C 23585.309 28448.651 23545.349 28424.891 23517.269 28377.371 C 23497.829 28344.971 23489.189 28307.171 23490.269 28247.771 L 23840.189 28247.771 L 23840.189 28247.771 M 23491.349 28201.331 C 23491.349 28167.851 23495.669 28144.091 23506.469 28113.851 C 23529.149 28049.051 23563.709 28017.731 23615.549 28017.731 C 23681.429 28017.731 23724.629 28074.971 23724.629 28161.371 C 23724.629 28192.691 23714.909 28201.331 23680.349 28201.331 L 23491.349 28201.331 L 23491.349 28201.331 ">
            <!-- 144 nodes -->
          </draw:path>
          <draw:path id="text4676-2-5-8" draw:style-name="style6" draw:layer="layout" svg:x="17.714cm" svg:y="13.919cm" svg:width="2.325cm" svg:height="0.812cm" svg:viewBox="0.0 0.0 2325.020 812.160" svg:d="M 35545.152 28501.822 L 35545.152 28533.142 C 35545.152 28578.502 35535.432 28583.902 35449.032 28583.902 L 35428.512 28583.902 L 35428.512 28634.662 L 35791.392 28634.662 C 35887.512 28634.662 35960.952 28619.542 36018.192 28587.142 C 36127.272 28525.582 36187.752 28402.462 36187.752 28240.462 C 36187.752 28092.502 36133.752 27974.782 36034.392 27909.982 C 35974.992 27872.182 35895.072 27854.902 35771.952 27854.902 L 35428.512 27854.902 L 35428.512 27905.662 L 35449.032 27905.662 C 35535.432 27905.662 35545.152 27911.062 35545.152 27956.422 L 35545.152 27987.742 L 35545.152 28501.822 L 35545.152 28501.822 M 35727.672 28583.902 C 35673.672 28583.902 35666.112 28577.422 35666.112 28524.502 L 35666.112 27966.142 C 35666.112 27913.222 35673.672 27905.662 35727.672 27905.662 L 35783.832 27905.662 C 35968.512 27905.662 36045.192 28006.102 36045.192 28244.782 C 36045.192 28486.702 35974.992 28583.902 35801.112 28583.902 L 35727.672 28583.902 L 35727.672 28583.902 M 36479.724 27854.902 L 36257.244 27854.902 L 36257.244 27905.662 L 36284.244 27905.662 C 36339.323 27905.662 36364.164 27914.302 36383.604 27941.302 L 36383.604 28400.302 C 36383.604 28548.262 36362.003 28579.582 36258.324 28583.902 L 36258.324 28634.662 L 36566.124 28634.662 L 36566.124 28583.902 C 36463.524 28579.582 36441.924 28548.262 36441.924 28400.302 L 36441.924 27999.622 L 36923.604 28649.782 L 36968.964 28649.782 L 36968.964 28089.262 C 36968.964 27941.302 36990.564 27909.982 37094.244 27905.662 L 37094.244 27854.902 L 36786.444 27854.902 L 36786.444 27905.662 C 36889.043 27909.982 36910.644 27941.302 36910.644 28089.262 L 36910.644 28428.382 L 36479.724 27854.902 L 36479.724 27854.902 M 37706.013 27848.422 L 37666.053 27848.422 L 37622.853 27913.222 C 37572.093 27864.622 37502.973 27838.702 37426.293 27838.702 C 37284.813 27838.702 37189.773 27929.422 37189.773 28064.422 C 37189.773 28182.142 37248.093 28240.462 37406.853 28281.502 L 37509.453 28307.422 C 37589.373 28327.942 37596.933 28330.102 37619.613 28347.382 C 37652.013 28372.222 37669.293 28407.862 37669.293 28449.982 C 37669.293 28493.182 37653.093 28528.822 37620.693 28557.982 C 37585.053 28589.302 37549.413 28601.182 37490.013 28601.182 C 37410.093 28601.182 37352.853 28576.342 37302.093 28520.182 C 37256.733 28469.422 37234.053 28418.662 37217.853 28335.502 L 37171.413 28335.502 L 37175.733 28643.302 L 37217.853 28643.302 L 37266.453 28569.862 C 37338.813 28629.262 37399.293 28650.862 37493.253 28650.862 C 37652.013 28650.862 37753.533 28557.982 37753.533 28413.262 C 37753.533 28346.302 37730.853 28289.062 37688.733 28248.022 C 37659.573 28219.942 37617.453 28201.582 37531.053 28179.982 L 37415.493 28150.822 C 37319.373 28125.982 37274.013 28083.862 37274.013 28017.982 C 37274.013 27942.382 37335.573 27890.542 37427.373 27890.542 C 37502.973 27890.542 37564.533 27922.942 37607.733 27984.502 C 37639.053 28028.782 37658.493 28074.142 37672.533 28129.222 L 37718.973 28129.222 L 37706.013 27848.422 L 37706.013 27848.422 ">
            <!-- 78 nodes -->
          </draw:path>
          <draw:path id="path4022-9-7" draw:style-name="style5" draw:layer="layout" svg:x="11.410cm" svg:y="5.033cm" svg:width="0.720cm" svg:height="2.469cm" svg:viewBox="0.0 0.0 720.347 2469.420" svg:d="M 23152.237 12496.124 L 23205.690 10106.760 L 23152.237 12496.124 ">
            <!-- 3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Mon Apr 11 18:18:20 2011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15d01f" draw:fill-opacity="100,000%" draw:stroke="solid" svg:stroke-width="0,000pt" svg:stroke-color="#818181" svg:stroke-opacity="100,000%"/>
    </style:style>
    <style:style style:name="style1" style:family="graphic" style:parent-style-name="standard">
      <style:graphic-properties draw:fill="solid" draw:fill-color="#e9e9e9" draw:fill-opacity="100,000%" draw:stroke="solid" svg:stroke-width="0,000pt" svg:stroke-color="#484848" svg:stroke-opacity="100,000%"/>
    </style:style>
    <style:style style:name="style2" style:family="graphic" style:parent-style-name="standard">
      <style:graphic-properties draw:fill="solid" draw:fill-color="#000000" draw:fill-opacity="100,000%" draw:stroke="none"/>
    </style:style>
    <style:style style:name="style3" style:family="graphic" style:parent-style-name="standard">
      <style:graphic-properties draw:fill="solid" draw:fill-color="#ce0e16" draw:fill-opacity="100,000%" draw:stroke="none"/>
    </style:style>
    <style:style style:name="style4" style:family="graphic" style:parent-style-name="standard">
      <style:graphic-properties draw:fill="solid" draw:fill-color="#0e26ce" draw:fill-opacity="100,000%" draw:stroke="none"/>
    </style:style>
    <style:style style:name="style5" style:family="graphic" style:parent-style-name="standard">
      <style:graphic-properties draw:fill="none" draw:stroke="solid" svg:stroke-width="0,000pt" svg:stroke-color="#000000" svg:stroke-opacity="100,000%"/>
    </style:style>
    <style:style style:name="style6" style:family="graphic" style:parent-style-name="standard">
      <style:graphic-properties draw:fill="solid" draw:fill-color="#ffffff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Mon Apr 11 18:18:21 2011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